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RF433" table:style-name="ta1">
        <table:table-column table:style-name="co1" table:number-columns-repeated="1021" table:default-cell-style-name="ce1"/>
        <table:table-column table:style-name="co1" table:number-columns-repeated="3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 (m/s)</text:p>
          </table:table-cell>
          <table:table-cell table:number-columns-repeated="1023"/>
        </table:table-row>
        <table:table-row table:style-name="ro1">
          <table:table-cell office:value-type="float" office:value="299792458" calcext:value-type="float">
            <text:p>299792458</text:p>
          </table:table-cell>
          <table:table-cell table:style-name="Default" table:number-columns-repeated="3"/>
          <table:table-cell table:number-columns-repeated="1020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2" office:value-type="string" calcext:value-type="string">
            <text:p>f (MHz)</text:p>
          </table:table-cell>
          <table:table-cell table:style-name="ce2" office:value-type="string" calcext:value-type="string">
            <text:p>λ (cm)</text:p>
          </table:table-cell>
          <table:table-cell table:style-name="ce2" office:value-type="string" calcext:value-type="string">
            <text:p>λ/2 (cm)</text:p>
          </table:table-cell>
          <table:table-cell table:style-name="ce2" office:value-type="string" calcext:value-type="string">
            <text:p>λ/4 (cm)</text:p>
          </table:table-cell>
          <table:table-cell table:style-name="ce2" office:value-type="string" calcext:value-type="string">
            <text:p>err (MHz/mm)</text:p>
          </table:table-cell>
          <table:table-cell table:number-columns-repeated="1019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5" table:formula="of:= [.A$3] / ( [.A7] * 1000000 ) * 100" office:value-type="float" office:value="95.1722088888889" calcext:value-type="float">
            <text:p>95.2</text:p>
          </table:table-cell>
          <table:table-cell table:style-name="ce5" table:formula="of:= [.B7] / 2" office:value-type="float" office:value="47.5861044444445" calcext:value-type="float">
            <text:p>47.6</text:p>
          </table:table-cell>
          <table:table-cell table:style-name="ce5" table:formula="of:= [.B7] / 4" office:value-type="float" office:value="23.7930522222222" calcext:value-type="float">
            <text:p>23.8</text:p>
          </table:table-cell>
          <table:table-cell table:style-name="ce5" table:formula="of:=( -[.A$3] / ( [.D7] / 100 )^2 / 4 ) / 1000000000" office:value-type="float" office:value="-1.32391589384147" calcext:value-type="float">
            <text:p>-1.3</text:p>
          </table:table-cell>
          <table:table-cell table:number-columns-repeated="1019"/>
        </table:table-row>
        <table:table-row table:style-name="ro1">
          <table:table-cell table:style-name="ce4" office:value-type="float" office:value="330" calcext:value-type="float">
            <text:p>330</text:p>
          </table:table-cell>
          <table:table-cell table:style-name="ce6" table:formula="of:= [.A$3] / ( [.A8] * 1000000 ) * 100" office:value-type="float" office:value="90.8461993939394" calcext:value-type="float">
            <text:p>90.8</text:p>
          </table:table-cell>
          <table:table-cell table:style-name="ce6" table:formula="of:= [.B8] / 2" office:value-type="float" office:value="45.4230996969697" calcext:value-type="float">
            <text:p>45.4</text:p>
          </table:table-cell>
          <table:table-cell table:style-name="ce6" table:formula="of:= [.B8] / 4" office:value-type="float" office:value="22.7115498484848" calcext:value-type="float">
            <text:p>22.7</text:p>
          </table:table-cell>
          <table:table-cell table:style-name="ce6" table:formula="of:=( -[.A$3] / ( [.D8] / 100 )^2 / 4 ) / 1000000000" office:value-type="float" office:value="-1.45300519868315" calcext:value-type="float">
            <text:p>-1.5</text:p>
          </table:table-cell>
          <table:table-cell table:number-columns-repeated="1019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table:style-name="ce6" table:formula="of:= [.A$3] / ( [.A9] * 1000000 ) * 100" office:value-type="float" office:value="69.2361334872979" calcext:value-type="float">
            <text:p>69.2</text:p>
          </table:table-cell>
          <table:table-cell table:style-name="ce6" table:formula="of:= [.B9] / 2" office:value-type="float" office:value="34.618066743649" calcext:value-type="float">
            <text:p>34.6</text:p>
          </table:table-cell>
          <table:table-cell table:style-name="ce6" table:formula="of:= [.B9] / 4" office:value-type="float" office:value="17.3090333718245" calcext:value-type="float">
            <text:p>17.3</text:p>
          </table:table-cell>
          <table:table-cell table:style-name="ce6" table:formula="of:=( -[.A$3] / ( [.D9] / 100 )^2 / 4 ) / 1000000000" office:value-type="float" office:value="-2.50158394578425" calcext:value-type="float">
            <text:p>-2.5</text:p>
          </table:table-cell>
          <table:table-cell table:number-columns-repeated="1019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table:style-name="ce6" table:formula="of:= [.A$3] / ( [.A10] * 1000000 ) * 100" office:value-type="float" office:value="69.0766032258065" calcext:value-type="float">
            <text:p>69.1</text:p>
          </table:table-cell>
          <table:table-cell table:style-name="ce6" table:formula="of:= [.B10] / 2" office:value-type="float" office:value="34.5383016129032" calcext:value-type="float">
            <text:p>34.5</text:p>
          </table:table-cell>
          <table:table-cell table:style-name="ce6" table:formula="of:= [.B10] / 4" office:value-type="float" office:value="17.2691508064516" calcext:value-type="float">
            <text:p>17.3</text:p>
          </table:table-cell>
          <table:table-cell table:style-name="ce6" table:formula="of:=( -[.A$3] / ( [.D10] / 100 )^2 / 4 ) / 1000000000" office:value-type="float" office:value="-2.51315194860572" calcext:value-type="float">
            <text:p>-2.5</text:p>
          </table:table-cell>
          <table:table-cell table:style-name="ce6" table:formula="of:=([.D10]-[.D9])*10" office:value-type="float" office:value="-0.398825653728672" calcext:value-type="float">
            <text:p>-0.4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9T10:16:22.062478000</meta:creation-date>
    <dc:date>2015-01-29T11:14:57.604613000</dc:date>
    <meta:editing-duration>PT58M25S</meta:editing-duration>
    <meta:editing-cycles>20</meta:editing-cycles>
    <meta:generator>LibreOffice/4.3.5.2$MacOSX_X86_64 LibreOffice_project/3a87456aaa6a95c63eea1c1b3201acedf0751bd5</meta:generator>
    <meta:document-statistic meta:table-count="1" meta:cell-count="28" meta:object-count="0"/>
  </office:meta>
</office:document-meta>
</file>